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D4EA6B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D4EA6B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FFFFFF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CCCCCC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background-color="#DAE3F3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C9211E"/>
    </style:style>
    <style:style style:name="ce20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F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E2EFDA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4.73604166666667cm"/>
    </style:style>
    <style:style style:name="co2" style:family="table-column">
      <style:table-column-properties fo:break-before="auto" style:column-width="8.5725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6.56166666666667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1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2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center"/>
      <style:map style:condition="of:cell-content()=0" style:apply-style-name="cf8"/>
      <style:map style:condition="of:cell-content()=1" style:apply-style-name="cf9"/>
      <style:map style:condition="of:cell-content()=&quot;x&quot;" style:apply-style-name="cf7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0" style:apply-style-name="cf8"/>
      <style:map style:condition="of:cell-content()=1" style:apply-style-name="cf9"/>
      <style:map style:condition="of:cell-content()=&quot;x&quot;" style:apply-style-name="cf7"/>
    </style:style>
    <style:style style:name="ce3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  <style:map style:condition="of:cell-content()=0" style:apply-style-name="cf8"/>
      <style:map style:condition="of:cell-content()=1" style:apply-style-name="cf9"/>
      <style:map style:condition="of:cell-content()=&quot;x&quot;" style:apply-style-name="cf7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map style:condition="of:cell-content()=0" style:apply-style-name="cf8"/>
      <style:map style:condition="of:cell-content()=1" style:apply-style-name="cf9"/>
      <style:map style:condition="of:cell-content()=&quot;x&quot;" style:apply-style-name="cf7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  <style:map style:condition="of:cell-content()=0" style:apply-style-name="cf8"/>
      <style:map style:condition="of:cell-content()=1" style:apply-style-name="cf9"/>
      <style:map style:condition="of:cell-content()=&quot;x&quot;" style:apply-style-name="cf7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map style:condition="of:cell-content()=0" style:apply-style-name="cf8"/>
      <style:map style:condition="of:cell-content()=1" style:apply-style-name="cf9"/>
      <style:map style:condition="of:cell-content()=&quot;x&quot;" style:apply-style-name="cf7"/>
    </style:style>
    <style:style style:name="ce38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  <style:map style:condition="of:cell-content()=0" style:apply-style-name="cf8"/>
      <style:map style:condition="of:cell-content()=1" style:apply-style-name="cf9"/>
      <style:map style:condition="of:cell-content()=&quot;x&quot;" style:apply-style-name="cf7"/>
    </style:style>
    <style:style style:name="ce39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  <style:map style:condition="of:cell-content()=0" style:apply-style-name="cf8"/>
      <style:map style:condition="of:cell-content()=1" style:apply-style-name="cf9"/>
      <style:map style:condition="of:cell-content()=&quot;x&quot;" style:apply-style-name="cf7"/>
    </style:style>
    <style:style style:name="ce40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  <style:map style:condition="of:cell-content()=0" style:apply-style-name="cf8"/>
      <style:map style:condition="of:cell-content()=1" style:apply-style-name="cf9"/>
      <style:map style:condition="of:cell-content()=&quot;x&quot;" style:apply-style-name="cf7"/>
    </style:style>
    <style:style style:name="ce41" style:family="table-cell" style:parent-style-name="Default" style:data-style-name="N0">
      <style:table-cell-properties fo:border="thin solid #000000" style:vertical-align="automatic" fo:background-color="#DAE3F3" style:repeat-content="false"/>
      <style:paragraph-properties fo:text-align="center"/>
      <style:map style:condition="of:cell-content()=0" style:apply-style-name="cf8"/>
      <style:map style:condition="of:cell-content()=1" style:apply-style-name="cf9"/>
      <style:map style:condition="of:cell-content()=&quot;x&quot;" style:apply-style-name="cf7"/>
    </style:style>
    <style:style style:name="ce4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C9211E"/>
      <style:map style:condition="of:cell-content()=0" style:apply-style-name="cf8"/>
      <style:map style:condition="of:cell-content()=1" style:apply-style-name="cf9"/>
      <style:map style:condition="of:cell-content()=&quot;x&quot;" style:apply-style-name="cf7"/>
    </style:style>
    <style:style style:name="ce43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map style:condition="of:cell-content()=0" style:apply-style-name="cf8"/>
      <style:map style:condition="of:cell-content()=1" style:apply-style-name="cf9"/>
      <style:map style:condition="of:cell-content()=&quot;x&quot;" style:apply-style-name="cf7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  <style:map style:condition="of:cell-content()=0" style:apply-style-name="cf8"/>
      <style:map style:condition="of:cell-content()=1" style:apply-style-name="cf9"/>
      <style:map style:condition="of:cell-content()=&quot;x&quot;" style:apply-style-name="cf7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  <style:map style:condition="of:cell-content()=0" style:apply-style-name="cf8"/>
      <style:map style:condition="of:cell-content()=1" style:apply-style-name="cf9"/>
      <style:map style:condition="of:cell-content()=&quot;x&quot;" style:apply-style-name="cf7"/>
    </style:style>
    <style:style style:name="ce46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map style:condition="of:cell-content()=0" style:apply-style-name="cf8"/>
      <style:map style:condition="of:cell-content()=1" style:apply-style-name="cf9"/>
      <style:map style:condition="of:cell-content()=&quot;x&quot;" style:apply-style-name="cf7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9"/>
        <table:table-column table:style-name="co3" table:default-cell-style-name="ce12"/>
        <table:table-column table:style-name="co3" table:number-columns-repeated="6" table:default-cell-style-name="ce11"/>
        <table:table-column table:style-name="co4" table:default-cell-style-name="ce11"/>
        <table:table-column table:style-name="co3" table:number-columns-repeated="7" table:default-cell-style-name="ce11"/>
        <table:table-column table:style-name="co3" table:default-cell-style-name="ce25"/>
        <table:table-column table:style-name="co5" table:default-cell-style-name="ce1"/>
        <table:table-column table:style-name="co6" table:number-columns-repeated="1003" table:default-cell-style-name="ce1"/>
        <table:table-column table:style-name="co7" table:number-columns-repeated="15362" table:default-cell-style-name="ce1"/>
        <table:table-row table:style-name="ro1">
          <table:table-cell office:value-type="string" table:style-name="ce2">
            <text:p>Mnm.</text:p>
          </table:table-cell>
          <table:table-cell office:value-type="string" table:style-name="ce2">
            <text:p>Brief</text:p>
          </table:table-cell>
          <table:table-cell office:value-type="float" office:value="15" table:style-name="ce3">
            <text:p>15</text:p>
          </table:table-cell>
          <table:table-cell office:value-type="float" office:value="14" table:style-name="ce4">
            <text:p>14</text:p>
          </table:table-cell>
          <table:table-cell office:value-type="float" office:value="13" table:style-name="ce4">
            <text:p>13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string" table:style-name="ce2">
            <text:p>Note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JMP</text:p>
          </table:table-cell>
          <table:table-cell office:value-type="string" table:style-name="ce9">
            <text:p>Jump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3">
            <text:p>1</text:p>
          </table:table-cell>
          <table:table-cell office:value-type="string" table:number-columns-spanned="14" table:number-rows-spanned="1" table:style-name="ce34">
            <text:p>Adr</text:p>
          </table:table-cell>
          <table:covered-table-cell table:number-columns-repeated="13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CALL</text:p>
          </table:table-cell>
          <table:table-cell office:value-type="string" table:style-name="ce9">
            <text:p>Call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3">
            <text:p>0</text:p>
          </table:table-cell>
          <table:table-cell office:value-type="string" table:number-columns-spanned="14" table:number-rows-spanned="1" table:style-name="ce36">
            <text:p>Adr</text:p>
          </table:table-cell>
          <table:covered-table-cell table:number-columns-repeated="13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IF[S/R]M</text:p>
          </table:table-cell>
          <table:table-cell office:value-type="string" table:style-name="ce9">
            <text:p>If bit set/reset in memory (else skip)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string" table:style-name="ce38">
            <text:p>R/S</text:p>
          </table:table-cell>
          <table:table-cell office:value-type="string" table:number-columns-spanned="3" table:number-rows-spanned="1" table:style-name="ce39">
            <text:p>Bit</text:p>
          </table:table-cell>
          <table:covered-table-cell table:number-columns-repeated="2"/>
          <table:table-cell office:value-type="string" table:number-columns-spanned="9" table:number-rows-spanned="1" table:style-name="ce36">
            <text:p>Adr</text:p>
          </table:table-cell>
          <table:covered-table-cell table:number-columns-repeated="8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IF[S/R]A</text:p>
          </table:table-cell>
          <table:table-cell office:value-type="string" table:style-name="ce9">
            <text:p>If bit set/reset in reg. A (else skip)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3">
            <text:p>0</text:p>
          </table:table-cell>
          <table:table-cell office:value-type="string" table:style-name="ce38">
            <text:p>R/S</text:p>
          </table:table-cell>
          <table:table-cell office:value-type="string" table:number-columns-spanned="3" table:number-rows-spanned="1" table:style-name="ce39">
            <text:p>Bit</text:p>
          </table:table-cell>
          <table:covered-table-cell table:number-columns-repeated="2"/>
          <table:table-cell office:value-type="float" office:value="1" table:style-name="ce33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(Reserved = NOP)</text:p>
          </table:table-cell>
          <table:table-cell table:style-name="ce9"/>
          <table:table-cell office:value-type="float" office:value="0" table:style-name="ce35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3">
            <text:p>0</text:p>
          </table:table-cell>
          <table:table-cell office:value-type="string" table:style-name="ce38">
            <text:p>x</text:p>
          </table:table-cell>
          <table:table-cell office:value-type="string" table:style-name="ce40">
            <text:p>x</text:p>
          </table:table-cell>
          <table:table-cell office:value-type="string" table:style-name="ce33">
            <text:p>x</text:p>
          </table:table-cell>
          <table:table-cell office:value-type="string" table:style-name="ce33">
            <text:p>x</text:p>
          </table:table-cell>
          <table:table-cell office:value-type="float" office:value="0" table:style-name="ce33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(Reserved = NOP)</text:p>
          </table:table-cell>
          <table:table-cell table:style-name="ce9"/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33">
            <text:p>1</text:p>
          </table:table-cell>
          <table:table-cell office:value-type="string" table:style-name="ce33">
            <text:p>x</text:p>
          </table:table-cell>
          <table:table-cell office:value-type="string" table:style-name="ce33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RTRN</text:p>
          </table:table-cell>
          <table:table-cell office:value-type="string" table:style-name="ce9">
            <text:p>Return from Call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RTRNI</text:p>
          </table:table-cell>
          <table:table-cell office:value-type="string" table:style-name="ce9">
            <text:p>Return from Interrupt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POP[A/B]</text:p>
          </table:table-cell>
          <table:table-cell office:value-type="string" table:style-name="ce9">
            <text:p>Pop from stack to register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string" table:style-name="ce38">
            <text:p>B/A</text:p>
          </table:table-cell>
          <table:table-cell office:value-type="float" office:value="1" table:style-name="ce40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PUSH[A/B]</text:p>
          </table:table-cell>
          <table:table-cell office:value-type="string" table:style-name="ce9">
            <text:p>Push to stack from register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string" table:style-name="ce38">
            <text:p>B/A</text:p>
          </table:table-cell>
          <table:table-cell office:value-type="float" office:value="0" table:style-name="ce40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GROW</text:p>
          </table:table-cell>
          <table:table-cell office:value-type="string" table:style-name="ce9">
            <text:p>Grow stack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string" table:number-columns-spanned="8" table:number-rows-spanned="1" table:style-name="ce29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SHRINK</text:p>
          </table:table-cell>
          <table:table-cell office:value-type="string" table:style-name="ce9">
            <text:p>Shrink stack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string" table:number-columns-spanned="8" table:number-rows-spanned="1" table:style-name="ce29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STL[A/B]</text:p>
          </table:table-cell>
          <table:table-cell office:value-type="string" table:style-name="ce9">
            <text:p>Load from stack to register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38">
            <text:p>B/A</text:p>
          </table:table-cell>
          <table:table-cell office:value-type="float" office:value="1" table:style-name="ce33">
            <text:p>1</text:p>
          </table:table-cell>
          <table:table-cell office:value-type="string" table:number-columns-spanned="8" table:number-rows-spanned="1" table:style-name="ce29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STS[A/B]</text:p>
          </table:table-cell>
          <table:table-cell office:value-type="string" table:style-name="ce9">
            <text:p>Save to stack from register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38">
            <text:p>B/A</text:p>
          </table:table-cell>
          <table:table-cell office:value-type="float" office:value="0" table:style-name="ce33">
            <text:p>0</text:p>
          </table:table-cell>
          <table:table-cell office:value-type="string" table:number-columns-spanned="8" table:number-rows-spanned="1" table:style-name="ce29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POPM</text:p>
          </table:table-cell>
          <table:table-cell office:value-type="string" table:style-name="ce9">
            <text:p>Push memory on stack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string" table:number-columns-spanned="9" table:number-rows-spanned="1" table:style-name="ce36">
            <text:p>Adr</text:p>
          </table:table-cell>
          <table:covered-table-cell table:number-columns-repeated="8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PUSHM</text:p>
          </table:table-cell>
          <table:table-cell office:value-type="string" table:style-name="ce9">
            <text:p>Pop stack to memory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string" table:number-columns-spanned="9" table:number-rows-spanned="1" table:style-name="ce36">
            <text:p>Adr</text:p>
          </table:table-cell>
          <table:covered-table-cell table:number-columns-repeated="8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COMPB(C)</text:p>
          </table:table-cell>
          <table:table-cell office:value-type="string" table:style-name="ce9">
            <text:p>Two’s complement B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string" table:style-name="ce41">
            <text:p>C/NC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42">
            <office:annotation draw:style-name="a0" svg:x="8.46875in" svg:y="2.66666666666667in" svg:width="1.13541666666667in" svg:height="0.697916666666667in">
              <dc:creator/>
              <text:p>Instruction relies on this bit being 0.</text:p>
              <text:p/>
            </office:annotation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ADDLB(C)</text:p>
          </table:table-cell>
          <table:table-cell office:value-type="string" table:style-name="ce9">
            <text:p>Add a literal to B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string" table:style-name="ce41">
            <text:p>C/NC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42">
            <office:annotation draw:style-name="a1" svg:x="8.46875in" svg:y="2.85416666666667in" svg:width="1.13541666666667in" svg:height="0.697916666666667in">
              <dc:creator/>
              <text:p>Instruction relies on this bit being 1.</text:p>
              <text:p/>
            </office:annotation>
            <text:p>1</text:p>
          </table:table-cell>
          <table:table-cell office:value-type="string" table:number-columns-spanned="8" table:number-rows-spanned="1" table:style-name="ce29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ADD(LA)(C)</text:p>
          </table:table-cell>
          <table:table-cell office:value-type="string" table:style-name="ce9">
            <text:p>Add B or a literal to A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string" table:style-name="ce41">
            <text:p>C/NC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string" table:style-name="ce43">
            <text:p>Lit/B</text:p>
          </table:table-cell>
          <table:table-cell office:value-type="string" table:number-columns-spanned="8" table:number-rows-spanned="1" table:style-name="ce29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SUB(L)(C)</text:p>
          </table:table-cell>
          <table:table-cell office:value-type="string" table:style-name="ce9">
            <text:p>Subtract B or a literal from A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string" table:style-name="ce41">
            <text:p>C/NC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43">
            <text:p>Lit/B</text:p>
          </table:table-cell>
          <table:table-cell office:value-type="string" table:number-columns-spanned="8" table:number-rows-spanned="1" table:style-name="ce29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[AND/OR/XOR](L)</text:p>
          </table:table-cell>
          <table:table-cell office:value-type="string" table:style-name="ce9">
            <text:p>AND/OR/XOR A with B or literal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string" table:number-columns-spanned="2" table:number-rows-spanned="1" table:style-name="ce46">
            <text:p>LogicOp</text:p>
          </table:table-cell>
          <table:covered-table-cell/>
          <table:table-cell office:value-type="string" table:style-name="ce43">
            <text:p>Lit/B</text:p>
          </table:table-cell>
          <table:table-cell office:value-type="string" table:number-columns-spanned="8" table:number-rows-spanned="1" table:style-name="ce29">
            <text:p>Literal</text:p>
          </table:table-cell>
          <table:covered-table-cell table:number-columns-repeated="7"/>
          <table:table-cell office:value-type="string" table:style-name="ce9">
            <text:p>00=AND, 01=OR, 10=XOR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SHFT[R/L](L)</text:p>
          </table:table-cell>
          <table:table-cell office:value-type="string" table:style-name="ce9">
            <text:p>Shift A by B or literal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string" table:style-name="ce43">
            <text:p>Lit/B</text:p>
          </table:table-cell>
          <table:table-cell office:value-type="string" table:style-name="ce20">
            <text:p>R/L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number-columns-spanned="3" table:number-rows-spanned="1" table:style-name="ce29">
            <text:p>Shift By</text:p>
          </table:table-cell>
          <table:covered-table-cell table:number-columns-repeated="2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NOTA</text:p>
          </table:table-cell>
          <table:table-cell office:value-type="string" table:style-name="ce9">
            <text:p>Bitwise-invert A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(Reserved = NOP)</text:p>
          </table:table-cell>
          <table:table-cell table:style-name="ce9"/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SV[A/B]</text:p>
          </table:table-cell>
          <table:table-cell office:value-type="string" table:style-name="ce9">
            <text:p>Load from memory to register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38">
            <text:p>B/A</text:p>
          </table:table-cell>
          <table:table-cell office:value-type="string" table:number-columns-spanned="9" table:number-rows-spanned="1" table:style-name="ce36">
            <text:p>Adr</text:p>
          </table:table-cell>
          <table:covered-table-cell table:number-columns-repeated="8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LD[A/B]</text:p>
          </table:table-cell>
          <table:table-cell office:value-type="string" table:style-name="ce9">
            <text:p>Save to memory from register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string" table:style-name="ce38">
            <text:p>B/A</text:p>
          </table:table-cell>
          <table:table-cell office:value-type="string" table:number-columns-spanned="9" table:number-rows-spanned="1" table:style-name="ce36">
            <text:p>Adr</text:p>
          </table:table-cell>
          <table:covered-table-cell table:number-columns-repeated="8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SVO</text:p>
          </table:table-cell>
          <table:table-cell office:value-type="string" table:style-name="ce9">
            <text:p>Save A to memory at address B + Offset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string" table:number-columns-spanned="9" table:number-rows-spanned="1" table:style-name="ce44">
            <text:p>Adr</text:p>
          </table:table-cell>
          <table:covered-table-cell table:number-columns-repeated="8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LDO</text:p>
          </table:table-cell>
          <table:table-cell office:value-type="string" table:style-name="ce9">
            <text:p>Load A from memory at address B + Offset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number-columns-spanned="9" table:number-rows-spanned="1" table:style-name="ce45">
            <text:p>Adr</text:p>
          </table:table-cell>
          <table:covered-table-cell table:number-columns-repeated="8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(Reserved = NOP)</text:p>
          </table:table-cell>
          <table:table-cell table:style-name="ce1"/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string" table:style-name="ce33">
            <text:p>x</text:p>
          </table:table-cell>
          <table:table-cell office:value-type="float" office:value="1" table:style-name="ce43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21">
            <text:p>LIT[A/B]</text:p>
          </table:table-cell>
          <table:table-cell office:value-type="string" table:style-name="ce9">
            <text:p>Load literal to register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string" table:style-name="ce38">
            <text:p>B/A</text:p>
          </table:table-cell>
          <table:table-cell office:value-type="float" office:value="0" table:style-name="ce33">
            <text:p>0</text:p>
          </table:table-cell>
          <table:table-cell office:value-type="string" table:number-columns-spanned="8" table:number-rows-spanned="1" table:style-name="ce29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CPY</text:p>
          </table:table-cell>
          <table:table-cell office:value-type="string" table:style-name="ce9">
            <text:p>Copy A to B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SWP</text:p>
          </table:table-cell>
          <table:table-cell office:value-type="string" table:style-name="ce9">
            <text:p>Swap A and B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HALT</text:p>
          </table:table-cell>
          <table:table-cell office:value-type="string" table:style-name="ce9">
            <text:p>Halt Execution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NOP</text:p>
          </table:table-cell>
          <table:table-cell office:value-type="string" table:style-name="ce9">
            <text:p>No Operation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number-rows-repeated="2" table:style-name="ro2">
          <table:table-cell table:style-name="ce8"/>
          <table:table-cell table:style-name="ce9"/>
          <table:table-cell table:style-name="ce12"/>
          <table:table-cell table:number-columns-repeated="13" table:style-name="ce11"/>
          <table:table-cell table:style-name="ce22"/>
          <table:table-cell table:style-name="ce23"/>
          <table:table-cell table:number-columns-repeated="16366" table:style-name="ce1"/>
        </table:table-row>
        <table:table-row table:style-name="ro2">
          <table:table-cell table:style-name="ce21"/>
          <table:table-cell table:style-name="ce24"/>
          <table:table-cell table:style-name="ce12"/>
          <table:table-cell table:number-columns-repeated="13" table:style-name="ce11"/>
          <table:table-cell table:style-name="ce22"/>
          <table:table-cell table:style-name="ce23"/>
          <table:table-cell table:number-columns-repeated="16366" table:style-name="ce1"/>
        </table:table-row>
        <table:table-row table:style-name="ro2">
          <table:table-cell table:style-name="ce8"/>
          <table:table-cell table:style-name="ce9"/>
          <table:table-cell table:style-name="ce12"/>
          <table:table-cell table:number-columns-repeated="13" table:style-name="ce11"/>
          <table:table-cell table:style-name="ce22"/>
          <table:table-cell table:style-name="ce23"/>
          <table:table-cell table:number-columns-repeated="16366" table:style-name="ce1"/>
        </table:table-row>
        <table:table-row table:style-name="ro3">
          <table:table-cell office:value-type="string" table:style-name="ce8">
            <text:p>Conditionals</text:p>
          </table:table-cell>
          <table:table-cell office:value-type="string" table:number-columns-spanned="1" table:number-rows-spanned="7" table:style-name="ce31">
            <text:p>Instruction Control Lines</text:p>
          </table:table-cell>
          <table:table-cell table:style-name="ce12"/>
          <table:table-cell table:number-columns-repeated="2" table:style-name="ce11"/>
          <table:table-cell office:value-type="string" table:style-name="ce13">
            <text:p>S/R</text:p>
          </table:table-cell>
          <table:table-cell office:value-type="string" table:number-columns-spanned="3" table:number-rows-spanned="1" table:style-name="ce28">
            <text:p>Bit</text:p>
          </table:table-cell>
          <table:covered-table-cell table:number-columns-repeated="2"/>
          <table:table-cell table:number-columns-repeated="7" table:style-name="ce11"/>
          <table:table-cell table:style-name="ce22"/>
          <table:table-cell table:style-name="ce23"/>
          <table:table-cell table:number-columns-repeated="16366" table:style-name="ce1"/>
        </table:table-row>
        <table:table-row table:style-name="ro2">
          <table:table-cell office:value-type="string" table:style-name="ce8">
            <text:p>Operand B Switch</text:p>
          </table:table-cell>
          <table:covered-table-cell/>
          <table:table-cell table:style-name="ce12"/>
          <table:table-cell table:number-columns-repeated="6" table:style-name="ce11"/>
          <table:table-cell office:value-type="string" table:style-name="ce20">
            <text:p>Lit/B</text:p>
          </table:table-cell>
          <table:table-cell office:value-type="string" table:number-columns-spanned="8" table:number-rows-spanned="1" table:style-name="ce29">
            <text:p>Literal</text:p>
          </table:table-cell>
          <table:covered-table-cell table:number-columns-repeated="7"/>
          <table:table-cell table:number-columns-repeated="16366" table:style-name="ce1"/>
        </table:table-row>
        <table:table-row table:style-name="ro2">
          <table:table-cell office:value-type="string" table:style-name="ce8">
            <text:p>Barrel Shifter</text:p>
          </table:table-cell>
          <table:covered-table-cell/>
          <table:table-cell table:style-name="ce12"/>
          <table:table-cell table:number-columns-repeated="7" table:style-name="ce11"/>
          <table:table-cell office:value-type="string" table:style-name="ce20">
            <text:p>R/L</text:p>
          </table:table-cell>
          <table:table-cell table:number-columns-repeated="4" table:style-name="ce11"/>
          <table:table-cell office:value-type="string" table:number-columns-spanned="3" table:number-rows-spanned="1" table:style-name="ce29">
            <text:p>Shift By</text:p>
          </table:table-cell>
          <table:covered-table-cell table:number-columns-repeated="2"/>
          <table:table-cell table:number-columns-repeated="16366" table:style-name="ce1"/>
        </table:table-row>
        <table:table-row table:style-name="ro2">
          <table:table-cell office:value-type="string" table:style-name="ce8">
            <text:p>Reg A/B Selection</text:p>
          </table:table-cell>
          <table:covered-table-cell/>
          <table:table-cell table:style-name="ce12"/>
          <table:table-cell table:number-columns-repeated="5" table:style-name="ce11"/>
          <table:table-cell office:value-type="string" table:style-name="ce13">
            <text:p>B/A</text:p>
          </table:table-cell>
          <table:table-cell table:number-columns-repeated="8" table:style-name="ce11"/>
          <table:table-cell table:style-name="ce25"/>
          <table:table-cell table:number-columns-repeated="16366" table:style-name="ce1"/>
        </table:table-row>
        <table:table-row table:style-name="ro2">
          <table:table-cell office:value-type="string" table:style-name="ce8">
            <text:p>Logic Operation</text:p>
          </table:table-cell>
          <table:covered-table-cell/>
          <table:table-cell table:style-name="ce12"/>
          <table:table-cell table:number-columns-repeated="4" table:style-name="ce11"/>
          <table:table-cell office:value-type="string" table:number-columns-spanned="2" table:number-rows-spanned="1" table:style-name="ce30">
            <text:p>LogicOp</text:p>
          </table:table-cell>
          <table:covered-table-cell/>
          <table:table-cell table:number-columns-repeated="8" table:style-name="ce11"/>
          <table:table-cell table:style-name="ce25"/>
          <table:table-cell table:number-columns-repeated="16366" table:style-name="ce1"/>
        </table:table-row>
        <table:table-row table:style-name="ro2">
          <table:table-cell office:value-type="string" table:style-name="ce8">
            <text:p>ALU Do Carry-In</text:p>
          </table:table-cell>
          <table:covered-table-cell/>
          <table:table-cell table:style-name="ce12"/>
          <table:table-cell table:number-columns-repeated="3" table:style-name="ce11"/>
          <table:table-cell office:value-type="string" table:style-name="ce18">
            <text:p>C/NC</text:p>
          </table:table-cell>
          <table:table-cell table:number-columns-repeated="10" table:style-name="ce11"/>
          <table:table-cell table:style-name="ce25"/>
          <table:table-cell table:number-columns-repeated="16366" table:style-name="ce1"/>
        </table:table-row>
        <table:table-row table:style-name="ro2">
          <table:table-cell office:value-type="string" table:style-name="ce8">
            <text:p>RAMA</text:p>
          </table:table-cell>
          <table:covered-table-cell/>
          <table:table-cell table:style-name="ce12"/>
          <table:table-cell table:number-columns-repeated="6" table:style-name="ce11"/>
          <table:table-cell office:value-type="string" table:number-columns-spanned="9" table:number-rows-spanned="1" table:style-name="ce29">
            <text:p>Literal</text:p>
          </table:table-cell>
          <table:covered-table-cell table:number-columns-repeated="8"/>
          <table:table-cell table:number-columns-repeated="16366" table:style-name="ce1"/>
        </table:table-row>
        <table:table-row table:style-name="ro2">
          <table:table-cell table:style-name="ce8"/>
          <table:table-cell table:style-name="ce9"/>
          <table:table-cell table:style-name="ce12"/>
          <table:table-cell table:number-columns-repeated="14" table:style-name="ce11"/>
          <table:table-cell table:style-name="ce25"/>
          <table:table-cell table:number-columns-repeated="16366" table:style-name="ce1"/>
        </table:table-row>
        <table:table-row table:number-rows-repeated="104852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A6A6A6"/>
    </style:style>
    <style:style style:name="cf2" style:family="table-cell" style:data-style-name="N0">
      <style:table-cell-properties style:vertical-align="automatic" fo:background-color="#D9D9D9"/>
    </style:style>
    <style:style style:name="cf3" style:family="table-cell" style:data-style-name="N0">
      <style:table-cell-properties style:vertical-align="automatic" fo:background-color="#DBDBDB"/>
    </style:style>
    <style:style style:name="cf4" style:family="table-cell" style:data-style-name="N0">
      <style:table-cell-properties fo:background-color="#CCCCCC"/>
    </style:style>
    <style:style style:name="cf5" style:family="table-cell" style:data-style-name="N0">
      <style:table-cell-properties fo:background-color="#999999"/>
    </style:style>
    <style:style style:name="cf6" style:family="table-cell" style:data-style-name="N0">
      <style:table-cell-properties fo:background-color="#EEEEEE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s0" style:family="table-cell" style:data-style-name="N0">
      <style:table-cell-properties style:vertical-align="automatic" fo:background-color="#999999"/>
    </style:style>
    <style:style style:name="Is1" style:family="table-cell" style:data-style-name="N0">
      <style:table-cell-properties style:vertical-align="automatic" fo:background-color="#EEEEEE"/>
    </style:style>
    <style:style style:name="IsX" style:family="table-cell" style:data-style-name="N0">
      <style:table-cell-properties style:vertical-align="automatic" fo:background-color="#CCCCCC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7" style:family="table-cell">
      <style:table-cell-properties fo:background-color="#CCCCCC"/>
      <style:text-properties fo:color="#000000" style:font-family-generic="swiss"/>
    </style:style>
    <style:style style:name="cf8" style:family="table-cell">
      <style:table-cell-properties fo:background-color="#999999"/>
      <style:text-properties fo:color="#000000" style:font-family-generic="swiss"/>
    </style:style>
    <style:style style:name="cf9" style:family="table-cell">
      <style:table-cell-properties fo:background-color="#EEEEEE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pschilk</meta:initial-creator>
    <dc:creator>pschilk</dc:creator>
    <meta:creation-date>2020-05-10T12:15:18Z</meta:creation-date>
    <dc:date>2022-02-19T17:52:08Z</dc:date>
    <meta:editing-cycles>34</meta:editing-cycles>
    <meta:editing-duration>PT26278S</meta:editing-duration>
  </office:meta>
</office:document-meta>
</file>